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desc workersDB;</text:p>
      <text:p text:style-name="P1">+-------+-------------+------+-----+---------+-------+---------------</text:p>
      <text:p text:style-name="P1">| Field <text:tab/>| Type <text:s text:c="11"/>| Null <text:s/>| Key <text:s text:c="4"/>| Default | Extra |</text:p>
      <text:p text:style-name="P1">+-------+-------------+------+-----+---------+-------+---------------</text:p>
      <text:p text:style-name="P1">| mAC <text:s text:c="2"/><text:tab/>| varchar(19) | NO <text:s text:c="2"/>| PRI <text:tab/> | NULL <text:s text:c="3"/>| <text:s text:c="6"/>|</text:p>
      <text:p text:style-name="P1">| name <text:s/><text:tab/>| varchar(50) | NO <text:s text:c="2"/>| <text:s text:c="3"/><text:tab/> | NULL <text:s text:c="3"/>| <text:s text:c="6"/>|</text:p>
      <text:p text:style-name="P1">| empID <text:tab/>| varchar(15) | NO <text:s text:c="2"/>| UNI<text:tab/> | NULL <text:s text:c="3"/>| <text:s text:c="6"/>|</text:p>
      <text:p text:style-name="P1">| rNad <text:s/><text:tab/>| varchar(16) | NO <text:s text:c="2"/>| UNI <text:tab/> | NULL <text:s text:c="3"/>| <text:s text:c="6"/>|</text:p>
      <text:p text:style-name="P1">| phno <text:s/><text:tab/>| varchar(14) | NO <text:s text:c="2"/>| UNI <text:tab/> | NULL <text:s text:c="3"/>| <text:s text:c="6"/>|</text:p>
      <text:p text:style-name="P1">+-------+-------------+------+-----+---------+-------+---------------</text:p>
      <text:p text:style-name="P1">5 rows in set (0.13 sec)</text:p>
      <text:p text:style-name="P1"/>
      <text:p text:style-name="P1"/>
      <text:p text:style-name="P1">mysql&gt; desc scanDump;</text:p>
      <text:p text:style-name="P1">+-------+-------------+------+-----+---------+----------------+---------------------------</text:p>
      <text:p text:style-name="P1">| Field <text:tab/>| Type <text:s text:c="7"/><text:tab/>| Null <text:s/>| Key <text:tab/>| Default | Extra <text:s text:c="9"/>|</text:p>
      <text:p text:style-name="P1">+-------+-------------+------+-----+---------+----------------+----------------------------</text:p>
      <text:p text:style-name="P1">| sl <text:s text:c="3"/><text:tab/>| int(11) <text:s text:c="4"/><text:tab/>| NO <text:s text:c="2"/>| PRI <text:tab/>| NULL <text:s text:c="3"/>| auto_increment |</text:p>
      <text:p text:style-name="P1">| mAC <text:s text:c="2"/><text:tab/>| varchar(19) <text:tab/>| YES <text:s/>| <text:s text:c="4"/><text:tab/><text:tab/>| NULL <text:s text:c="3"/>| <text:s text:c="15"/>|</text:p>
      <text:p text:style-name="P1">| time <text:s/><text:tab/>| varchar(10) <text:tab/>| YES <text:s/>| <text:s text:c="4"/><text:tab/><text:tab/>| NULL <text:s text:c="3"/>| <text:s text:c="15"/>|</text:p>
      <text:p text:style-name="P1">+-------+-------------+------+-----+---------+----------------+------------------------------</text:p>
      <text:p text:style-name="P1">3 rows in set (0.23 sec)</text:p>
      <text:p text:style-name="P1"/>
      <text:p text:style-name="P1">mysql&gt; desc lastDumpSession;</text:p>
      <text:p text:style-name="P1">+-------+-------------+------+-----+---------+-------+---------------</text:p>
      <text:p text:style-name="P1">| Field <text:tab/>| Type <text:s text:c="11"/>| Null <text:s/>| Key | Default | Extra |</text:p>
      <text:p text:style-name="P1">+-------+-------------+------+-----+---------+-------+----------------</text:p>
      <text:p text:style-name="P1">| date <text:s/><text:tab/>| varchar(25) | NO <text:s text:c="2"/>| <text:s text:c="7"/>| NULL <text:s text:c="3"/>| <text:s text:c="6"/>|</text:p>
      <text:p text:style-name="P1">| time <text:s/><text:tab/>| varchar(10) | NO <text:s text:c="2"/>| <text:s text:c="7"/>| NULL <text:s text:c="3"/>| <text:s text:c="6"/>|</text:p>
      <text:p text:style-name="P1">| sl <text:s text:c="3"/><text:tab/>| varchar(11) | YES <text:s/>| <text:s text:c="7"/>| NULL <text:s text:c="3"/>| <text:s text:c="6"/>|</text:p>
      <text:p text:style-name="P1">+-------+-------------+------+-----+---------+-------+-------------------</text:p>
      <text:p text:style-name="P1">3 rows in set (0.00 sec)</text:p>
      <text:p text:style-name="P1"/>
      <text:p text:style-name="P1">mysql&gt; desc presentList;</text:p>
      <text:p text:style-name="P1">+-------+-------------+------+-----+---------+-------+----------------</text:p>
      <text:p text:style-name="P1">| Field <text:tab/>| Type <text:s text:c="11"/>| Null <text:s/>| Key | Default | Extra |</text:p>
      <text:p text:style-name="P1">+-------+-------------+------+-----+---------+-------+----------------</text:p>
      <text:p text:style-name="P1">| phno <text:s/><text:tab/>| varchar(15) | NO <text:s text:c="2"/>| PRI <text:s/>| NULL <text:s text:c="3"/>| <text:s text:c="6"/>|</text:p>
      <text:p text:style-name="P1">| date <text:s/><text:tab/>| varchar(20) | YES <text:s/>| <text:s text:c="7"/>| NULL <text:s text:c="3"/>| <text:s text:c="6"/>|</text:p>
      <text:p text:style-name="P1">| name <text:s/><text:tab/>| varchar(50) | YES <text:s/>| <text:s text:c="7"/>| NULL <text:s text:c="3"/>| <text:s text:c="6"/>|</text:p>
      <text:p text:style-name="P1">+-------+-------------+------+-----+---------+-------+----------------</text:p>
      <text:p text:style-name="P1">3 rows in set (0.00 sec)</text:p>
      <text:p text:style-name="P1"/>
      <text:p text:style-name="P1"/>
      <text:p text:style-name="P1"><text:soft-page-break/>mysql&gt; desc absentList;</text:p>
      <text:p text:style-name="P1">+-------+-------------+------+-----+---------+-------+----------------</text:p>
      <text:p text:style-name="P1">| Field <text:tab/>| Type <text:s text:c="11"/>| Null <text:s/>| Key | Default | Extra |</text:p>
      <text:p text:style-name="P1">+-------+-------------+------+-----+---------+-------+----------------</text:p>
      <text:p text:style-name="P1">| phno <text:s/><text:tab/>| varchar(15) | NO <text:s text:c="2"/>| PRI <text:s/>| NULL <text:s text:c="3"/>| <text:s text:c="6"/>|</text:p>
      <text:p text:style-name="P1">| date <text:s/><text:tab/>| varchar(20) | YES <text:s/>| <text:s text:c="7"/>| NULL <text:s text:c="3"/>| <text:s text:c="6"/>|</text:p>
      <text:p text:style-name="P1">| name <text:s/><text:tab/>| varchar(50) | YES <text:s/>| <text:s text:c="7"/>| NULL <text:s text:c="3"/>| <text:s text:c="6"/>|</text:p>
      <text:p text:style-name="P1">+-------+-------------+------+-----+---------+-------+----------------</text:p>
      <text:p text:style-name="P1">3 rows in set (0.00 sec)</text:p>
      <text:p text:style-name="P1"/>
      <text:p text:style-name="P1">mysql&gt; desc attendanceSheet0309;</text:p>
      <text:p text:style-name="P1">+-------------+-------------+------+-----+---------+-------+------------</text:p>
      <text:p text:style-name="P1">| Field <text:s text:c="6"/><text:tab/><text:tab/>| Type <text:s text:c="7"/>| Null | Key | Default | Extra |</text:p>
      <text:p text:style-name="P1">+-------------+-------------+------+-----+---------+-------+------------</text:p>
      <text:p text:style-name="P1">| rNAD <text:s text:c="7"/><text:tab/>| varchar(16) | NO <text:s text:c="2"/>| PRI | NULL <text:s text:c="3"/>| <text:s text:c="6"/>|</text:p>
      <text:p text:style-name="P1">| Attend1 <text:s text:c="4"/><text:tab/>| varchar(16) | YES <text:s/>| <text:s text:c="6"/>| NULL <text:s text:c="3"/>| <text:s text:c="6"/>|</text:p>
      <text:p text:style-name="P1">| Attend2 <text:s text:c="4"/><text:tab/>| varchar(16) | YES <text:s/>| <text:s text:c="6"/>| NULL <text:s text:c="3"/>| <text:s text:c="6"/>|</text:p>
      <text:p text:style-name="P1">| Attend3 <text:s text:c="4"/><text:tab/>| varchar(16) | YES <text:s/>| <text:s text:c="6"/>| NULL <text:s text:c="3"/>| <text:s text:c="6"/>|</text:p>
      <text:p text:style-name="P1">| Attend4 <text:s text:c="4"/><text:tab/>| varchar(16) | YES <text:s/>| <text:s text:c="6"/>| NULL <text:s text:c="3"/>| <text:s text:c="6"/>|</text:p>
      <text:p text:style-name="P1">| …....... <text:s text:c="4"/><text:tab/>| …............... | …... <text:s/>| <text:s text:c="6"/>| NULL <text:s text:c="3"/>| <text:s text:c="6"/>|</text:p>
      <text:p text:style-name="P1">| …........ <text:s text:c="4"/><text:tab/>| …............... | …... <text:s/>| <text:s text:c="6"/>| NULL <text:s text:c="3"/>| <text:s text:c="6"/>|</text:p>
      <text:p text:style-name="P1">| Attend31 <text:s text:c="3"/><text:tab/>| varchar(16) | YES <text:s/>| <text:s text:c="6"/>| NULL <text:s text:c="3"/>| <text:s text:c="6"/>|</text:p>
      <text:p text:style-name="P1">| Totalattend <text:tab/>| varchar(5) <text:s text:c="2"/>| YES <text:s/>| <text:s text:c="6"/>| NULL <text:s text:c="3"/>| <text:s text:c="6"/>|</text:p>
      <text:p text:style-name="P1">+-------------+-------------+------+-----+---------+-------+--------------</text:p>
      <text:p text:style-name="P1">33 rows in set (0.00 sec)</text:p>
      <text:p text:style-name="P1"/>
      <text:p text:style-name="P1">mysql&gt; desc guestDB;</text:p>
      <text:p text:style-name="P1">+--------------+--------------+------+-----+---------+-------+---------------</text:p>
      <text:p text:style-name="P1">| Field <text:s text:c="7"/><text:tab/>| Type <text:s text:c="8"/><text:tab/>| Null | Key | Default | Extra |</text:p>
      <text:p text:style-name="P1">+--------------+--------------+------+-----+---------+-------+---------------</text:p>
      <text:p text:style-name="P1">| GuestMac <text:s text:c="4"/><text:tab/>| varchar(19) <text:s text:c="2"/><text:tab/>| NO <text:s text:c="2"/>| <text:s text:c="6"/>| NULL <text:s text:c="3"/>| <text:s text:c="6"/>|</text:p>
      <text:p text:style-name="P1">| GuestEntry <text:s text:c="2"/><text:tab/>| varchar(10) <text:s text:c="2"/><text:tab/>| NO <text:s text:c="2"/>| <text:s text:c="6"/>| NULL <text:s text:c="3"/>| <text:s text:c="6"/>|</text:p>
      <text:p text:style-name="P1">| GuestExit <text:s text:c="3"/><text:tab/>| varchar(10) <text:s text:c="2"/><text:tab/>| YES <text:s/>| <text:s text:c="6"/>| NULL <text:s text:c="3"/>| <text:s text:c="6"/>|</text:p>
      <text:p text:style-name="P1">| DateOfEntry <text:s/><text:tab/>| varchar(50) <text:s text:c="2"/><text:tab/>| YES <text:s/>| <text:s text:c="6"/>| NULL <text:s text:c="3"/>| <text:s text:c="6"/>|</text:p>
      <text:p text:style-name="P1">| NameOfGuest <text:s/>| varchar(50) <text:s text:c="2"/><text:tab/>| YES <text:s/>| <text:s text:c="6"/>| NULL <text:s text:c="3"/>| <text:s text:c="6"/>|</text:p>
      <text:p text:style-name="P1">| OtherDetails <text:tab/>| varchar(100) <text:tab/>| YES <text:s/>| <text:s text:c="6"/>| NULL <text:s text:c="3"/>| <text:s text:c="6"/>|</text:p>
      <text:p text:style-name="P1">+--------------+--------------+------+-----+---------+-------+--------------</text:p>
      <text:p text:style-name="P1">6 rows in set (0.00 sec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9T09:10:28</meta:creation-date>
    <dc:date>2009-03-19T09:28:10</dc:date>
    <meta:editing-duration>PT00H17M53S</meta:editing-duration>
    <meta:editing-cycles>4</meta:editing-cycles>
    <meta:generator>OpenOffice.org/3.0$Linux OpenOffice.org_project/300m21$Build-9319</meta:generator>
    <meta:document-statistic meta:table-count="0" meta:image-count="0" meta:object-count="0" meta:page-count="2" meta:paragraph-count="74" meta:word-count="668" meta:character-count="4319"/>
    <meta:user-defined meta:name="Info 1"/>
    <meta:user-defined meta:name="Info 2"/>
    <meta:user-defined meta:name="Info 3"/>
    <meta:user-defined meta:name="Info 4"/>
  </office:meta>
</office:document-meta>
</file>